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number-rows-repeated="104821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00-00-00</text:date>, <text:time style:data-style-name="N2" text:time-value="12:29:09.571497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07T15:53:24.148490294</dc:date>
    <meta:editing-duration>P10DT8H11M49S</meta:editing-duration>
    <meta:editing-cycles>194</meta:editing-cycles>
    <meta:document-statistic meta:table-count="5" meta:cell-count="3467" meta:object-count="0"/>
  </office:meta>
</office:document-meta>
</file>